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1a1a1a" draw:opacity="100%"/>
    </style:style>
    <style:style style:name="gr2" style:family="graphic" style:parent-style-name="standard">
      <style:graphic-properties draw:stroke="none" draw:fill="solid" draw:fill-color="#000000" draw:opacity="100%"/>
    </style:style>
    <style:style style:name="gr3" style:family="graphic" style:parent-style-name="standard">
      <style:graphic-properties draw:stroke="solid" svg:stroke-width="0.026cm" svg:stroke-color="#000000" svg:stroke-opacity="100%" draw:stroke-linejoin="miter" draw:fill="solid" draw:fill-color="#ffffff" draw:opacity="100%" fo:padding-top="0.138cm" fo:padding-bottom="0.138cm" fo:padding-left="0.263cm" fo:padding-right="0.263cm"/>
    </style:style>
    <style:style style:name="gr4" style:family="graphic" style:parent-style-name="standard">
      <style:graphic-properties draw:stroke="none" draw:fill="solid" draw:fill-color="#cccccc" draw:opacity="100%"/>
    </style:style>
    <style:style style:name="gr5" style:family="graphic" style:parent-style-name="standard">
      <style:graphic-properties draw:stroke="solid" svg:stroke-width="0.106cm" svg:stroke-color="#000000" svg:stroke-opacity="100%" draw:stroke-linejoin="miter" draw:fill="solid" draw:fill-color="#1a1a1a" draw:opacity="100%" fo:padding-top="0.178cm" fo:padding-bottom="0.178cm" fo:padding-left="0.303cm" fo:padding-right="0.303cm"/>
    </style:style>
    <style:style style:name="gr6" style:family="graphic" style:parent-style-name="standard">
      <style:graphic-properties draw:stroke="none" draw:fill="solid" draw:fill-color="#808080" draw:opacity="100%"/>
    </style:style>
    <style:style style:name="gr7" style:family="graphic" style:parent-style-name="standard">
      <style:graphic-properties draw:stroke="none" draw:fill="solid" draw:fill-color="#b3b3b3" draw:opacity="100%"/>
    </style:style>
    <style:style style:name="gr8" style:family="graphic" style:parent-style-name="standard">
      <style:graphic-properties draw:fill="none" draw:textarea-horizontal-align="justify" draw:textarea-vertical-align="middle" draw:auto-grow-height="false" fo:min-height="0cm" fo:min-width="0cm" fo:wrap-option="no-wrap"/>
    </style:style>
    <style:style style:name="gr9" style:family="graphic" style:parent-style-name="standard">
      <style:graphic-properties draw:stroke="none" draw:fill="solid" draw:fill-color="#eee6d2" draw:opacity="100%"/>
    </style:style>
    <style:style style:name="gr10" style:family="graphic" style:parent-style-name="standard">
      <style:graphic-properties draw:stroke="none" draw:fill="gradient" draw:fill-gradient-name="gradient-1" draw:opacity="100%"/>
    </style:style>
    <style:style style:name="gr11" style:family="graphic" style:parent-style-name="standard">
      <style:graphic-properties draw:marker-start="Arrow" draw:marker-start-width="0.3cm" draw:textarea-horizontal-align="center" draw:textarea-vertical-align="middle"/>
    </style:style>
    <style:style style:name="gr12" style:family="graphic" style:parent-style-name="standard">
      <style:graphic-properties draw:marker-start="Arrow" draw:marker-start-width="0.3cm" draw:marker-end="Arrow" draw:marker-end-width="0.3cm" draw:textarea-horizontal-align="center" draw:textarea-vertical-align="middle"/>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3.283cm"/>
    </style:style>
    <style:style style:name="gr15" style:family="graphic" style:parent-style-name="standard">
      <style:graphic-properties draw:stroke="none" svg:stroke-color="#000000" draw:fill="none" draw:fill-color="#ffffff" draw:textarea-horizontal-align="left" draw:auto-grow-height="true" draw:auto-grow-width="false" fo:min-height="1.655cm" fo:min-width="4.58cm"/>
    </style:style>
    <style:style style:name="gr16" style:family="graphic" style:parent-style-name="standard">
      <style:graphic-properties draw:stroke="none" svg:stroke-color="#000000" draw:fill="none" draw:fill-color="#ffffff" draw:textarea-horizontal-align="left" draw:auto-grow-height="true" draw:auto-grow-width="false" fo:min-height="1.02cm" fo:min-width="4.58cm"/>
    </style:style>
    <style:style style:name="gr17" style:family="graphic" style:parent-style-name="standard">
      <style:graphic-properties draw:stroke="none" svg:stroke-color="#000000" draw:fill="none" draw:fill-color="#ffffff" draw:textarea-horizontal-align="left" draw:auto-grow-height="true" draw:auto-grow-width="false" fo:min-height="1.655cm" fo:min-width="2.58cm"/>
    </style:style>
    <style:style style:name="gr18" style:family="graphic" style:parent-style-name="standard">
      <style:graphic-properties draw:fill-color="#e6e6e6" draw:textarea-horizontal-align="justify" draw:textarea-vertical-align="middle" draw:auto-grow-height="false"/>
    </style:style>
    <style:style style:name="gr19" style:family="graphic" style:parent-style-name="standard">
      <style:graphic-properties draw:fill-color="#ffffcc"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02cm" fo:min-width="3.945cm"/>
    </style:style>
    <style:style style:name="P1" style:family="paragraph">
      <style:paragraph-properties fo:text-align="center"/>
    </style:style>
    <style:style style:name="P2" style:family="paragraph">
      <style:paragraph-properties fo:text-align="center"/>
      <style:text-properties fo:font-size="24pt" fo:font-weight="bold" style:font-size-asian="24pt" style:font-weight-asian="bold" style:font-size-complex="24pt" style:font-weight-complex="bold"/>
    </style:style>
    <style:style style:name="P3" style:family="paragraph">
      <style:paragraph-properties fo:text-align="center"/>
      <style:text-properties fo:font-size="20pt" style:font-size-asian="20pt" style:font-size-complex="20pt"/>
    </style:style>
    <style:style style:name="P4"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0pt" style:font-size-asian="20pt" style:font-size-complex="20pt"/>
    </style:style>
    <style:style style:name="T3"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2">
          <draw:g>
            <draw:path draw:style-name="gr1" draw:layer="layout" svg:width="0.985cm" svg:height="1.904cm" svg:x="21.604cm" svg:y="4.81cm" svg:viewBox="0 0 986 1905" svg:d="m986 1761c0 79-65 144-144 144h-698c-80 0-144-65-144-144v-1617c0-80 64-144 144-144h698c79 0 144 64 144 144z">
              <text:p/>
            </draw:path>
          </draw:g>
          <draw:g>
            <draw:path draw:style-name="gr2" draw:layer="layout" svg:width="0.921cm" svg:height="1.847cm" svg:x="21.632cm" svg:y="4.842cm" svg:viewBox="0 0 922 1848" svg:d="m922 1701c0 81-68 147-151 147h-619c-84 0-152-66-152-147v-1554c0-81 68-147 152-147h619c83 0 151 66 151 147z">
              <text:p/>
            </draw:path>
          </draw:g>
          <draw:path draw:style-name="gr3" draw:layer="layout" svg:width="0.842cm" svg:height="1.773cm" svg:x="21.674cm" svg:y="4.871cm" svg:viewBox="0 0 843 1774" svg:d="m843 1630c0 80-65 144-144 144h-555c-80 0-144-64-144-144v-1486c0-80 64-144 144-144h555c79 0 144 64 144 144z">
            <text:p/>
          </draw:path>
          <draw:path draw:style-name="gr4" draw:layer="layout" svg:width="0.842cm" svg:height="1.773cm" svg:x="21.674cm" svg:y="4.871cm" svg:viewBox="0 0 843 1774" svg:d="m843 1630c0 80-65 144-144 144h-555c-80 0-144-64-144-144v-1486c0-80 64-144 144-144h555c79 0 144 64 144 144z">
            <text:p/>
          </draw:path>
          <draw:path draw:style-name="gr5" draw:layer="layout" svg:width="0.842cm" svg:height="1.797cm" svg:x="21.674cm" svg:y="4.863cm" svg:viewBox="0 0 843 1798" svg:d="m0 1652c0 80 64 146 144 146h555c79 0 144-66 144-146v-133h-843zm699-1519h-555c-80 0-144 65-144 146v87h843v-87c0-81-65-146-144-146z">
            <text:p/>
          </draw:path>
          <draw:ellipse draw:style-name="gr2" draw:layer="layout" svg:width="0.181cm" svg:height="0.166cm" svg:x="21.997cm" svg:y="6.424cm">
            <text:p/>
          </draw:ellipse>
          <draw:path draw:style-name="gr2" draw:layer="layout" svg:width="0.178cm" svg:height="0.031cm" svg:x="22.011cm" svg:y="5.005cm" svg:viewBox="0 0 179 32" svg:d="m179 17c0 8-7 15-15 15h-149c-8 0-15-7-15-15v-2c0-8 7-15 15-15h149c8 0 15 7 15 15z">
            <text:p/>
          </draw:path>
          <draw:path draw:style-name="gr6" draw:layer="layout" svg:width="0.174cm" svg:height="0.063cm" svg:x="22cm" svg:y="6.526cm" svg:viewBox="0 0 175 64" svg:d="m0 0c10 37 45 64 88 64 41 0 76-26 87-61-70 18-130 11-175-3z">
            <text:p/>
          </draw:path>
          <draw:path draw:style-name="gr1" draw:layer="layout" svg:width="0.071cm" svg:height="0.071cm" svg:x="22.052cm" svg:y="6.471cm" svg:viewBox="0 0 72 72" svg:d="m72 57c0 8-7 15-15 15h-42c-8 0-15-7-15-15v-42c0-8 7-15 15-15h42c8 0 15 7 15 15z">
            <text:p/>
          </draw:path>
          <draw:path draw:style-name="gr7" draw:layer="layout" svg:width="0.178cm" svg:height="0.015cm" svg:x="22.011cm" svg:y="5.021cm" svg:viewBox="0 0 179 16" svg:d="m0 0v1c0 8 7 15 15 15h149c8 0 15-7 15-15v-1z">
            <text:p/>
          </draw:path>
        </draw:g>
        <draw:g draw:id="id3">
          <draw:g>
            <draw:path draw:style-name="gr1" draw:layer="layout" svg:width="0.985cm" svg:height="1.904cm" svg:x="21.604cm" svg:y="7.985cm" svg:viewBox="0 0 986 1905" svg:d="m986 1761c0 79-65 144-144 144h-698c-80 0-144-65-144-144v-1617c0-80 64-144 144-144h698c79 0 144 64 144 144z">
              <text:p/>
            </draw:path>
          </draw:g>
          <draw:g>
            <draw:path draw:style-name="gr2" draw:layer="layout" svg:width="0.921cm" svg:height="1.847cm" svg:x="21.632cm" svg:y="8.017cm" svg:viewBox="0 0 922 1848" svg:d="m922 1701c0 81-68 147-151 147h-619c-84 0-152-66-152-147v-1554c0-81 68-147 152-147h619c83 0 151 66 151 147z">
              <text:p/>
            </draw:path>
          </draw:g>
          <draw:path draw:style-name="gr3" draw:layer="layout" svg:width="0.842cm" svg:height="1.773cm" svg:x="21.674cm" svg:y="8.046cm" svg:viewBox="0 0 843 1774" svg:d="m843 1630c0 80-65 144-144 144h-555c-80 0-144-64-144-144v-1486c0-80 64-144 144-144h555c79 0 144 64 144 144z">
            <text:p/>
          </draw:path>
          <draw:path draw:style-name="gr4" draw:layer="layout" svg:width="0.842cm" svg:height="1.773cm" svg:x="21.674cm" svg:y="8.046cm" svg:viewBox="0 0 843 1774" svg:d="m843 1630c0 80-65 144-144 144h-555c-80 0-144-64-144-144v-1486c0-80 64-144 144-144h555c79 0 144 64 144 144z">
            <text:p/>
          </draw:path>
          <draw:path draw:style-name="gr5" draw:layer="layout" svg:width="0.842cm" svg:height="1.797cm" svg:x="21.674cm" svg:y="8.038cm" svg:viewBox="0 0 843 1798" svg:d="m0 1652c0 80 64 146 144 146h555c79 0 144-66 144-146v-133h-843zm699-1519h-555c-80 0-144 65-144 146v87h843v-87c0-81-65-146-144-146z">
            <text:p/>
          </draw:path>
          <draw:ellipse draw:style-name="gr2" draw:layer="layout" svg:width="0.181cm" svg:height="0.166cm" svg:x="21.997cm" svg:y="9.599cm">
            <text:p/>
          </draw:ellipse>
          <draw:path draw:style-name="gr2" draw:layer="layout" svg:width="0.178cm" svg:height="0.031cm" svg:x="22.011cm" svg:y="8.18cm" svg:viewBox="0 0 179 32" svg:d="m179 17c0 8-7 15-15 15h-149c-8 0-15-7-15-15v-2c0-8 7-15 15-15h149c8 0 15 7 15 15z">
            <text:p/>
          </draw:path>
          <draw:path draw:style-name="gr6" draw:layer="layout" svg:width="0.174cm" svg:height="0.063cm" svg:x="22cm" svg:y="9.701cm" svg:viewBox="0 0 175 64" svg:d="m0 0c10 37 45 64 88 64 41 0 76-26 87-61-70 18-130 11-175-3z">
            <text:p/>
          </draw:path>
          <draw:path draw:style-name="gr1" draw:layer="layout" svg:width="0.071cm" svg:height="0.071cm" svg:x="22.052cm" svg:y="9.646cm" svg:viewBox="0 0 72 72" svg:d="m72 57c0 8-7 15-15 15h-42c-8 0-15-7-15-15v-42c0-8 7-15 15-15h42c8 0 15 7 15 15z">
            <text:p/>
          </draw:path>
          <draw:path draw:style-name="gr7" draw:layer="layout" svg:width="0.178cm" svg:height="0.015cm" svg:x="22.011cm" svg:y="8.196cm" svg:viewBox="0 0 179 16" svg:d="m0 0v1c0 8 7 15 15 15h149c8 0 15-7 15-15v-1z">
            <text:p/>
          </draw:path>
        </draw:g>
        <draw:g draw:id="id1">
          <draw:g>
            <draw:path draw:style-name="gr1" draw:layer="layout" svg:width="0.985cm" svg:height="1.904cm" svg:x="21.604cm" svg:y="1.635cm" svg:viewBox="0 0 986 1905" svg:d="m986 1761c0 79-65 144-144 144h-698c-80 0-144-65-144-144v-1617c0-80 64-144 144-144h698c79 0 144 64 144 144z">
              <text:p/>
            </draw:path>
          </draw:g>
          <draw:g>
            <draw:path draw:style-name="gr2" draw:layer="layout" svg:width="0.921cm" svg:height="1.847cm" svg:x="21.632cm" svg:y="1.667cm" svg:viewBox="0 0 922 1848" svg:d="m922 1701c0 81-68 147-151 147h-619c-84 0-152-66-152-147v-1554c0-81 68-147 152-147h619c83 0 151 66 151 147z">
              <text:p/>
            </draw:path>
          </draw:g>
          <draw:path draw:style-name="gr3" draw:layer="layout" svg:width="0.842cm" svg:height="1.773cm" svg:x="21.674cm" svg:y="1.696cm" svg:viewBox="0 0 843 1774" svg:d="m843 1630c0 80-65 144-144 144h-555c-80 0-144-64-144-144v-1486c0-80 64-144 144-144h555c79 0 144 64 144 144z">
            <text:p/>
          </draw:path>
          <draw:path draw:style-name="gr4" draw:layer="layout" svg:width="0.842cm" svg:height="1.773cm" svg:x="21.674cm" svg:y="1.696cm" svg:viewBox="0 0 843 1774" svg:d="m843 1630c0 80-65 144-144 144h-555c-80 0-144-64-144-144v-1486c0-80 64-144 144-144h555c79 0 144 64 144 144z">
            <text:p/>
          </draw:path>
          <draw:path draw:style-name="gr5" draw:layer="layout" svg:width="0.842cm" svg:height="1.797cm" svg:x="21.674cm" svg:y="1.688cm" svg:viewBox="0 0 843 1798" svg:d="m0 1652c0 80 64 146 144 146h555c79 0 144-66 144-146v-133h-843zm699-1519h-555c-80 0-144 65-144 146v87h843v-87c0-81-65-146-144-146z">
            <text:p/>
          </draw:path>
          <draw:ellipse draw:style-name="gr2" draw:layer="layout" svg:width="0.181cm" svg:height="0.166cm" svg:x="21.997cm" svg:y="3.249cm">
            <text:p/>
          </draw:ellipse>
          <draw:path draw:style-name="gr2" draw:layer="layout" svg:width="0.178cm" svg:height="0.031cm" svg:x="22.011cm" svg:y="1.83cm" svg:viewBox="0 0 179 32" svg:d="m179 17c0 8-7 15-15 15h-149c-8 0-15-7-15-15v-2c0-8 7-15 15-15h149c8 0 15 7 15 15z">
            <text:p/>
          </draw:path>
          <draw:path draw:style-name="gr6" draw:layer="layout" svg:width="0.174cm" svg:height="0.063cm" svg:x="22cm" svg:y="3.351cm" svg:viewBox="0 0 175 64" svg:d="m0 0c10 37 45 64 88 64 41 0 76-26 87-61-70 18-130 11-175-3z">
            <text:p/>
          </draw:path>
          <draw:path draw:style-name="gr1" draw:layer="layout" svg:width="0.071cm" svg:height="0.071cm" svg:x="22.052cm" svg:y="3.296cm" svg:viewBox="0 0 72 72" svg:d="m72 57c0 8-7 15-15 15h-42c-8 0-15-7-15-15v-42c0-8 7-15 15-15h42c8 0 15 7 15 15z">
            <text:p/>
          </draw:path>
          <draw:path draw:style-name="gr7" draw:layer="layout" svg:width="0.178cm" svg:height="0.015cm" svg:x="22.011cm" svg:y="1.846cm" svg:viewBox="0 0 179 16" svg:d="m0 0v1c0 8 7 15 15 15h149c8 0 15-7 15-15v-1z">
            <text:p/>
          </draw:path>
        </draw:g>
        <draw:custom-shape draw:style-name="gr8" draw:text-style-name="P1" draw:layer="layout" svg:width="7.408cm" svg:height="4.445cm" svg:x="10.737cm" svg:y="3.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polygon draw:style-name="gr9" draw:layer="layout" svg:width="3.536cm" svg:height="1.853cm" svg:x="2.988cm" svg:y="3.635cm" svg:viewBox="0 0 3537 1854" draw:points="0,1175 2349,0 3537,673 1346,1854">
                <text:p/>
              </draw:polygon>
              <draw:path draw:style-name="gr9" draw:layer="layout" svg:width="1.351cm" svg:height="4.037cm" svg:x="2.988cm" svg:y="4.81cm" svg:viewBox="0 0 1352 4038" svg:d="m0 0v3359c0 0 6 679 1352 679v-3365z">
                <text:p/>
              </draw:path>
              <draw:path draw:style-name="gr10" draw:layer="layout" svg:width="4.285cm" svg:height="6.59cm" svg:x="4.334cm" svg:y="4.308cm" svg:viewBox="0 0 4286 6591" svg:d="m2184 0v3359l-2184 1175v-3359zm4286 5416z">
                <text:p/>
              </draw:path>
              <draw:path draw:style-name="gr2" draw:layer="layout" svg:width="3.701cm" svg:height="5.39cm" svg:x="2.905cm" svg:y="3.54cm" svg:viewBox="0 0 3702 5391" svg:d="m2438 0-38 19-2356 1181-44 19v51 3359c0 0 0 57 25 133 26 70 77 172 172 261 184 190 552 368 1232 368h19l25-13 2178-1181 51-19v-51-3359-50l-51-26-1175-673zm-44 171 1098 623v3263l-2120 1143c-635-6-946-165-1093-311-76-76-114-146-133-197-19-57-19-82-19-82v-3308z">
                <text:p/>
              </draw:path>
              <draw:path draw:style-name="gr2" draw:layer="layout" svg:width="0.844cm" svg:height="0.951cm" svg:x="3.159cm" svg:y="5.426cm" svg:viewBox="0 0 845 952" svg:d="m0 0v133 337 57l44 19 674 337 127 69v-146-336-51l-51-19-673-337zm44 210 508 254v146l-508-254z">
                <text:p/>
              </draw:path>
              <draw:polygon draw:style-name="gr2" draw:layer="layout" svg:width="0.748cm" svg:height="0.488cm" svg:x="3.203cm" svg:y="6.581cm" svg:viewBox="0 0 749 489" draw:points="76,0 0,146 673,489 749,337">
                <text:p/>
              </draw:polygon>
              <draw:polygon draw:style-name="gr2" draw:layer="layout" svg:width="0.748cm" svg:height="0.488cm" svg:x="3.203cm" svg:y="7.007cm" svg:viewBox="0 0 749 489" draw:points="76,0 0,146 673,489 749,337">
                <text:p/>
              </draw:polygon>
              <draw:polygon draw:style-name="gr2" draw:layer="layout" svg:width="0.748cm" svg:height="0.488cm" svg:x="3.203cm" svg:y="7.426cm" svg:viewBox="0 0 749 489" draw:points="76,0 0,146 673,489 749,337">
                <text:p/>
              </draw:polygon>
              <draw:polygon draw:style-name="gr2" draw:layer="layout" svg:width="0.748cm" svg:height="0.488cm" svg:x="3.203cm" svg:y="7.845cm" svg:viewBox="0 0 749 489" draw:points="76,0 0,146 673,489 749,337">
                <text:p/>
              </draw:polygon>
            </draw:g>
          </draw:g>
        </draw:g>
        <draw:line draw:style-name="gr11" draw:text-style-name="P1" draw:layer="layout" svg:x1="7.35cm" svg:y1="4.81cm" svg:x2="10.525cm" svg:y2="4.81cm">
          <text:p/>
        </draw:line>
        <draw:line draw:style-name="gr11" draw:text-style-name="P1" draw:layer="layout" svg:x1="7.35cm" svg:y1="6.08cm" svg:x2="10.525cm" svg:y2="6.08cm">
          <text:p/>
        </draw:line>
        <draw:line draw:style-name="gr11" draw:text-style-name="P1" draw:layer="layout" svg:x1="7.35cm" svg:y1="7.35cm" svg:x2="10.525cm" svg:y2="7.35cm">
          <text:p/>
        </draw:line>
        <draw:line draw:style-name="gr11" draw:text-style-name="P1" draw:layer="layout" svg:x1="18.145cm" svg:y1="4.175cm" svg:x2="21.32cm" svg:y2="2.905cm">
          <text:p/>
        </draw:line>
        <draw:line draw:style-name="gr11" draw:text-style-name="P1" draw:layer="layout" svg:x1="18.145cm" svg:y1="5.445cm" svg:x2="21.32cm" svg:y2="5.445cm">
          <text:p/>
        </draw:line>
        <draw:line draw:style-name="gr11" draw:text-style-name="P1" draw:layer="layout" svg:x1="18.145cm" svg:y1="7.35cm" svg:x2="21.32cm" svg:y2="8.62cm">
          <text:p/>
        </draw:line>
        <draw:connector draw:style-name="gr12" draw:text-style-name="P1" draw:layer="layout" draw:type="curve" svg:x1="22.59cm" svg:y1="2.587cm" svg:x2="22.59cm" svg:y2="5.762cm" draw:start-shape="id1" draw:start-glue-point="1" draw:end-shape="id2" draw:end-glue-point="1" svg:d="m22590 2587c751 0 751 3175 0 3175">
          <text:p/>
        </draw:connector>
        <draw:connector draw:style-name="gr12" draw:text-style-name="P1" draw:layer="layout" draw:type="curve" svg:x1="22.59cm" svg:y1="5.762cm" svg:x2="22.59cm" svg:y2="8.937cm" draw:start-shape="id2" draw:start-glue-point="1" draw:end-shape="id3" svg:d="m22590 5762c751 0 751 3175 0 3175">
          <text:p/>
        </draw:connector>
        <draw:custom-shape draw:style-name="gr13" draw:text-style-name="P1" draw:layer="layout" svg:width="0.635cm" svg:height="0.635cm" svg:x="7.35cm" svg:y="3.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0.635cm" svg:height="0.635cm" svg:x="8.62cm" svg:y="3.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0.635cm" svg:height="0.635cm" svg:x="9.89cm" svg:y="3.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 draw:layer="layout" svg:width="4.445cm" svg:height="2.181cm" svg:x="12.43cm" svg:y="4.534cm">
          <draw:text-box>
            <text:p text:style-name="P2"><text:span text:style-name="T1">One-Way</text:span></text:p>
            <text:p text:style-name="P2"><text:span text:style-name="T1">Network</text:span></text:p>
          </draw:text-box>
        </draw:frame>
        <draw:frame draw:style-name="gr15" draw:text-style-name="P3" draw:layer="layout" svg:width="5.715cm" svg:height="1.905cm" svg:x="1.635cm" svg:y="9.89cm">
          <draw:text-box>
            <text:p text:style-name="P3"><text:span text:style-name="T2">Data Collection Server</text:span></text:p>
          </draw:text-box>
        </draw:frame>
        <draw:frame draw:style-name="gr16" draw:text-style-name="P3" draw:layer="layout" svg:width="5.715cm" svg:height="1.27cm" svg:x="19.415cm" svg:y="10.525cm">
          <draw:text-box>
            <text:p text:style-name="P3"><text:span text:style-name="T2">Mobile Devices</text:span></text:p>
          </draw:text-box>
        </draw:frame>
        <draw:frame draw:style-name="gr17" draw:text-style-name="P1" draw:layer="layout" svg:width="4.08cm" svg:height="1.905cm" svg:x="23.225cm" svg:y="4.81cm">
          <draw:text-box>
            <text:p text:style-name="P1">Validation Protocol</text:p>
          </draw:text-box>
        </draw:frame>
        <draw:custom-shape draw:style-name="gr18" draw:text-style-name="P4" draw:layer="layout" svg:width="8.255cm" svg:height="1.905cm" svg:x="9.255cm" svg:y="9.89cm">
          <text:p text:style-name="P1"><text:span text:style-name="T3">Transport Layer</text:span></text:p>
          <draw:enhanced-geometry svg:viewBox="0 0 21600 21600" draw:type="rectangle" draw:enhanced-path="M 0 0 L 21600 0 21600 21600 0 21600 0 0 Z N"/>
        </draw:custom-shape>
        <draw:custom-shape draw:style-name="gr18" draw:text-style-name="P4" draw:layer="layout" svg:width="3.81cm" svg:height="1.905cm" svg:x="9.255cm" svg:y="12.43cm">
          <text:p text:style-name="P1"><text:span text:style-name="T3">IP</text:span></text:p>
          <draw:enhanced-geometry svg:viewBox="0 0 21600 21600" draw:mirror-horizontal="false" draw:mirror-vertical="false" draw:type="rectangle" draw:enhanced-path="M 0 0 L 21600 0 21600 21600 0 21600 0 0 Z N"/>
        </draw:custom-shape>
        <draw:custom-shape draw:style-name="gr19" draw:text-style-name="P4" draw:layer="layout" svg:width="3.81cm" svg:height="1.905cm" svg:x="13.7cm" svg:y="12.43cm">
          <text:p text:style-name="P1"><text:span text:style-name="T3">One-Way</text:span></text:p>
          <draw:enhanced-geometry svg:viewBox="0 0 21600 21600" draw:mirror-horizontal="false" draw:mirror-vertical="false" draw:type="rectangle" draw:enhanced-path="M 0 0 L 21600 0 21600 21600 0 21600 0 0 Z N"/>
        </draw:custom-shape>
        <draw:custom-shape draw:style-name="gr18" draw:text-style-name="P4" draw:layer="layout" svg:width="8.255cm" svg:height="1.905cm" svg:x="9.255cm" svg:y="14.97cm">
          <text:p text:style-name="P1"><text:span text:style-name="T3">Link Layer</text:span></text:p>
          <draw:enhanced-geometry svg:viewBox="0 0 21600 21600" draw:type="rectangle" draw:enhanced-path="M 0 0 L 21600 0 21600 21600 0 21600 0 0 Z N"/>
        </draw:custom-shape>
        <draw:frame draw:style-name="gr20" draw:layer="layout" svg:width="3.148cm" svg:height="0.963cm" draw:transform="rotate (0.366868208769139) translate (18.036cm 2.764cm)">
          <draw:text-box>
            <text:p>One-Way</text:p>
          </draw:text-box>
        </draw:frame>
        <draw:frame draw:style-name="gr21" draw:text-style-name="P1" draw:layer="layout" svg:width="4.445cm" svg:height="1.675cm" svg:x="7.35cm" svg:y="7.58cm">
          <draw:text-box>
            <text:p text:style-name="P1">One-Way Mobile Dat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1" draw:style="ellipsoid" draw:cx="9%" draw:cy="23%" draw:start-color="#dac388" draw:end-color="#eee6d2" draw:start-intensity="100%" draw:end-intensity="100%" draw:angle="562"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eff Wang</meta:initial-creator>
    <meta:creation-date>2010-10-06T01:27:57.43</meta:creation-date>
    <dc:date>2010-10-06T02:03:00.04</dc:date>
    <dc:creator>Jeff Wang</dc:creator>
    <meta:editing-duration>PT00H11M51S</meta:editing-duration>
    <meta:editing-cycles>4</meta:editing-cycles>
    <meta:generator>OpenOffice.org/3.2$Win32 OpenOffice.org_project/320m12$Build-9483</meta:generator>
    <meta:document-statistic meta:object-count="73"/>
  </office:meta>
</office:document-meta>
</file>